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97" calcext:value-type="float">
            <text:p>0,79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284" calcext:value-type="float">
            <text:p>1,28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504" calcext:value-type="float">
            <text:p>1,5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895" calcext:value-type="float">
            <text:p>1,89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77" calcext:value-type="float">
            <text:p>2,37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.718" calcext:value-type="float">
            <text:p>2,71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.134" calcext:value-type="float">
            <text:p>3,13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766" calcext:value-type="float">
            <text:p>3,76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.328" calcext:value-type="float">
            <text:p>4,32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.638" calcext:value-type="float">
            <text:p>4,63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.909" calcext:value-type="float">
            <text:p>4,90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.19" calcext:value-type="float">
            <text:p>5,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.496" calcext:value-type="float">
            <text:p>5,49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.832" calcext:value-type="float">
            <text:p>5,8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.098" calcext:value-type="float">
            <text:p>6,09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.228" calcext:value-type="float">
            <text:p>6,22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.368" calcext:value-type="float">
            <text:p>6,36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6.914" calcext:value-type="float">
            <text:p>6,914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6.78" calcext:value-type="float">
            <text:p>6,7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.945" calcext:value-type="float">
            <text:p>6,94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7.186" calcext:value-type="float">
            <text:p>7,18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7.276" calcext:value-type="float">
            <text:p>7,27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7.482" calcext:value-type="float">
            <text:p>7,482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7.793" calcext:value-type="float">
            <text:p>7,7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.913" calcext:value-type="float">
            <text:p>7,91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8.134" calcext:value-type="float">
            <text:p>8,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3:59:56.817893237</meta:creation-date>
    <dc:date>2024-03-21T04:51:48.058040659</dc:date>
    <meta:editing-duration>PT41M41S</meta:editing-duration>
    <meta:editing-cycles>2</meta:editing-cycles>
    <meta:generator>LibreOffice/7.3.7.2$Linux_X86_64 LibreOffice_project/30$Build-2</meta:generator>
    <meta:document-statistic meta:table-count="1" meta:cell-count="58" meta:object-count="0"/>
  </office:meta>
</office:document-meta>
</file>